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000000012C466E69F8.png"/>
  <manifest:file-entry manifest:media-type="image/png" manifest:full-path="Pictures/10000201000004000000012CDB34375E.png"/>
  <manifest:file-entry manifest:media-type="image/png" manifest:full-path="Pictures/10000201000004000000012C6231E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6.6925in" svg:height="1.9602in" draw:z-index="0"><draw:image xlink:href="Pictures/10000201000004000000012CDB34375E.png" xlink:type="simple" xlink:show="embed" xlink:actuate="onLoad"/></draw:frame><draw:frame draw:style-name="fr2" draw:name="grafik2" text:anchor-type="paragraph" svg:x="-0.0102in" svg:y="2.3228in" svg:width="6.6925in" svg:height="1.9602in" draw:z-index="1"><draw:image xlink:href="Pictures/10000201000004000000012C6231E9F6.png" xlink:type="simple" xlink:show="embed" xlink:actuate="onLoad"/></draw:frame><draw:frame draw:style-name="fr2" draw:name="grafik3" text:anchor-type="paragraph" svg:x="0.0102in" svg:y="4.8646in" svg:width="6.6925in" svg:height="1.9602in" draw:z-index="2"><draw:image xlink:href="Pictures/10000201000004000000012C466E69F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H32M44S</meta:editing-duration>
    <meta:editing-cycles>3</meta:editing-cycles>
    <meta:generator>OpenOffice/4.1.6$Win32 OpenOffice.org_project/416m1$Build-9790</meta:generator>
    <dc:date>2018-12-19T12:36:59.02</dc:date>
    <meta:document-statistic meta:table-count="0" meta:image-count="3" meta:object-count="0" meta:page-count="1" meta:paragraph-count="0" meta:word-count="0" meta:character-count="0"/>
    <dc:creator>Dennis Stockhaus</dc:creator>
    <meta:user-defined meta:name="Info 1"/>
    <meta:user-defined meta:name="Info 2"/>
    <meta:user-defined meta:name="Info 3"/>
    <meta:user-defined meta:name="Info 4"/>
  </office:meta>
</office:document-meta>
</file>